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erenceChangeTracker.get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ChangeTracker.processedReference( PropertyState refProperty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erenceChangeTrack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erenceChangeTracker.getMappedReference( QValue oldReference , QValueFactory facto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ferenceChangeTracker.ReferenceChangeTrac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ferenceChangeTracker.mappedUUIDs( String oldUUID , String newUU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